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B147]+[.B148]+[.B149]+[.B150]+[.B151]+[.B152]+[.E129]" office:value-type="float" office:value="198" calcext:value-type="float">
            <text:p>198</text:p>
          </table:table-cell>
          <table:table-cell table:formula="of:=[.D142]-48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able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54:.B163])+[.E142]" office:value-type="float" office:value="194" calcext:value-type="float">
            <text:p>194</text:p>
          </table:table-cell>
          <table:table-cell table:formula="of:=[.D154]-48"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5-20" calcext:value-type="date">
            <text:p>20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21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3" calcext:value-type="date">
            <text:p>23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4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25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27.05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28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29.05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165:.B174])+[.E154]" office:value-type="float" office:value="173" calcext:value-type="float">
            <text:p>173</text:p>
          </table:table-cell>
          <table:table-cell table:formula="of:=[.D165]-48"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05.06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6-08" calcext:value-type="date">
            <text:p>08.06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10:53:52.008655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4T16:15:24.879670909</meta:creation-date>
    <meta:generator>LibreOffice/6.4.4.2$Linux_X86_64 LibreOffice_project/40$Build-2</meta:generator>
    <dc:date>2020-06-08T10:54:19.910326687</dc:date>
    <meta:editing-duration>P1DT2H41M21S</meta:editing-duration>
    <meta:editing-cycles>387</meta:editing-cycles>
    <meta:document-statistic meta:table-count="1" meta:cell-count="345" meta:object-count="0"/>
  </office:meta>
</office:document-meta>
</file>